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F" svg:font-family="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>
      <style:text-properties style:font-name="F" fo:font-size="1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12506328" text:id="ct112506328">
          <text:insertion>
            <office:change-info>
              <dc:creator>Luc Saffre</dc:creator>
              <dc:date>2013-03-29T22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ction1">
        <text:h text:style-name="Heading_20_2" text:outline-level="2"><office:annotation><dc:creator>Luc Saffre</dc:creator><dc:date>2013-03-29T22:20:13.75</dc:date><text:p text:style-name="P3"><text:span text:style-name="T1">do section for jobtype in self.jobtypes</text:span></text:p></office:annotation><text:change-start text:change-id="ct112506328"/>unicode(jobtype)<text:change-end text:change-id="ct112506328"/></text:h>
        <text:p text:style-name="Standard">bla<office:annotation><dc:creator>Luc Saffre</dc:creator><dc:date>2013-03-29T22:21:12.53</dc:date><text:p text:style-name="P2"><text:span text:style-name="T1">do text </text:span></text:p><text:p text:style-name="P2"><text:span text:style-name="T1">from <text:s/>table(jobs.JobsOverviewByType.request(jobtype,param_values=dict(date=self.today)))</text:span></text:p></office:annotation></text:p>
        <text:p text:style-name="Standard"/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F" svg:font-family="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241555008" text:id="ct241555008">
            <text:insertion>
              <office:change-info>
                <dc:creator>Luc Saffre</dc:creator>
                <dc:date>2013-03-17T08:26:00</dc:date>
              </office:change-info>
            </text:insertion>
          </text:changed-region>
        </text:tracked-changes>
        <text:p text:style-name="MP1"><text:change-start text:change-id="ct241555008"/>settings.SITE.site_header()<text:change-end text:change-id="ct241555008"/><text:tab/><text:date style:data-style-name="N37" text:date-value="2011-09-30T23:56:55.81" text:fixed="true">30.09.11</text:date> <text:time style:data-style-name="N41" text:time-value="2011-09-30T23:57:06.39" text:fixed="true">23:57:06</text:time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3-29T22:48:00.14</dc:date>
    <dc:creator>Luc Saffre</dc:creator>
    <meta:editing-duration>PT46M38S</meta:editing-duration>
    <meta:editing-cycles>15</meta:editing-cycles>
    <meta:generator>LibreOffice/3.4$Win32 LibreOffice_project/340m1$Build-402</meta:generator>
    <meta:document-statistic meta:table-count="0" meta:image-count="0" meta:object-count="0" meta:page-count="1" meta:paragraph-count="3" meta:word-count="10" meta:character-count="72" meta:non-whitespace-character-count="67"/>
  </office:meta>
</office:document-meta>
</file>